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27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0">
      <style:text-properties style:font-name="Ubuntu" fo:font-size="12pt" style:font-size-asian="12pt" style:font-size-complex="12pt"/>
    </style:style>
    <style:style style:name="ce3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table:style-name="ce1"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0530982516386931" calcext:value-type="float">
            <text:p>0.0053098252</text:p>
          </table:table-cell>
          <table:table-cell table:formula="of:=[.B11]-[.B2]" office:value-type="float" office:value="-0.00034927424974427" calcext:value-type="float">
            <text:p>-0.0003492742</text:p>
          </table:table-cell>
          <table:table-cell table:style-name="ce1" office:value-type="float" office:value="-0.000346105308566818" calcext:value-type="float">
            <text:p>-0.0003461053</text:p>
          </table:table-cell>
          <table:table-cell table:formula="of:=ABS([.D2]/[.B2])" office:value-type="float" office:value="0.0651820536242682" calcext:value-type="float">
            <text:p>0.0651820536</text:p>
          </table:table-cell>
          <table:table-cell table:formula="of:=ABS(([.D2]-[.C2])/[.C2])" office:value-type="float" office:value="0.00907293102704177" calcext:value-type="float">
            <text:p>0.009072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0549228754473671" calcext:value-type="float">
            <text:p>0.0054922875</text:p>
          </table:table-cell>
          <table:table-cell table:formula="of:=[.B11]-[.B3]" office:value-type="float" office:value="-0.000531736630611666" calcext:value-type="float">
            <text:p>-0.0005317366</text:p>
          </table:table-cell>
          <table:table-cell table:style-name="ce1" office:value-type="float" office:value="-0.000534744555337875" calcext:value-type="float">
            <text:p>-0.0005347446</text:p>
          </table:table-cell>
          <table:table-cell table:formula="of:=ABS([.D3]/[.B3])" office:value-type="float" office:value="0.0973628112115732" calcext:value-type="float">
            <text:p>0.0973628112</text:p>
          </table:table-cell>
          <table:table-cell table:formula="of:=ABS(([.D3]-[.C3])/[.C3])" office:value-type="float" office:value="0.00565679427191036" calcext:value-type="float">
            <text:p>0.005656794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0554003544543826" calcext:value-type="float">
            <text:p>0.0055400354</text:p>
          </table:table-cell>
          <table:table-cell table:formula="of:=[.B11]-[.B4]" office:value-type="float" office:value="-0.000579484531313217" calcext:value-type="float">
            <text:p>-0.0005794845</text:p>
          </table:table-cell>
          <table:table-cell table:style-name="ce2" office:value-type="float" office:value="-0.00059345461235985" calcext:value-type="float">
            <text:p>-0.0005934546</text:p>
          </table:table-cell>
          <table:table-cell table:formula="of:=ABS([.D4]/[.B4])" office:value-type="float" office:value="0.10712108581336" calcext:value-type="float">
            <text:p>0.1071210858</text:p>
          </table:table-cell>
          <table:table-cell table:formula="of:=ABS(([.D4]-[.C4])/[.C4])" office:value-type="float" office:value="0.0241077721522154" calcext:value-type="float">
            <text:p>0.024107772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0.00536954938352914" calcext:value-type="float">
            <text:p>0.0053695494</text:p>
          </table:table-cell>
          <table:table-cell table:formula="of:=[.B11]-[.B5]" office:value-type="float" office:value="-0.000408998469404095" calcext:value-type="float">
            <text:p>-0.0004089985</text:p>
          </table:table-cell>
          <table:table-cell office:value-type="float" office:value="-0.000422496420662462" calcext:value-type="float">
            <text:p>-4.22E-004</text:p>
          </table:table-cell>
          <table:table-cell table:formula="of:=ABS([.D5]/[.B5])" office:value-type="float" office:value="0.0786837759530533" calcext:value-type="float">
            <text:p>0.078683776</text:p>
          </table:table-cell>
          <table:table-cell table:formula="of:=ABS(([.D5]-[.C5])/[.C5])" office:value-type="float" office:value="0.0330024493197566" calcext:value-type="float">
            <text:p>0.033002449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0.00518156318024761" calcext:value-type="float">
            <text:p>0.0051815632</text:p>
          </table:table-cell>
          <table:table-cell table:formula="of:=[.B11]-[.B6]" office:value-type="float" office:value="-0.000221012266122568" calcext:value-type="float">
            <text:p>-0.0002210123</text:p>
          </table:table-cell>
          <table:table-cell office:value-type="float" office:value="-0.000227446099194147" calcext:value-type="float">
            <text:p>-2.27E-004</text:p>
          </table:table-cell>
          <table:table-cell table:formula="of:=ABS([.D6]/[.B6])" office:value-type="float" office:value="0.0438952669845238" calcext:value-type="float">
            <text:p>0.043895267</text:p>
          </table:table-cell>
          <table:table-cell table:formula="of:=ABS(([.D6]-[.C6])/[.C6])" office:value-type="float" office:value="0.0291107511110302" calcext:value-type="float">
            <text:p>0.02911075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0.00506961591110028" calcext:value-type="float">
            <text:p>0.0050696159</text:p>
          </table:table-cell>
          <table:table-cell table:formula="of:=[.B11]-[.B7]" office:value-type="float" office:value="-0.000109064996975241" calcext:value-type="float">
            <text:p>-0.000109065</text:p>
          </table:table-cell>
          <table:table-cell office:value-type="float" office:value="-0.000111767472150288" calcext:value-type="float">
            <text:p>-1.12E-004</text:p>
          </table:table-cell>
          <table:table-cell table:formula="of:=ABS([.D7]/[.B7])" office:value-type="float" office:value="0.0220465364852523" calcext:value-type="float">
            <text:p>0.0220465365</text:p>
          </table:table-cell>
          <table:table-cell table:formula="of:=ABS(([.D7]-[.C7])/[.C7])" office:value-type="float" office:value="0.0247785747031253" calcext:value-type="float">
            <text:p>0.024778574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MF06</text:p>
          </table:table-cell>
          <table:table-cell office:value-type="float" office:value="0.00505429300177248" calcext:value-type="float">
            <text:p>0.005054293</text:p>
          </table:table-cell>
          <table:table-cell table:formula="of:=[.B11]-[.B8]" office:value-type="float" office:value="-0.0000937420876474396" calcext:value-type="float">
            <text:p>-9.37420876474396E-005</text:p>
          </table:table-cell>
          <table:table-cell office:value-type="float" office:value="-0.0000949629535696335" calcext:value-type="float">
            <text:p>-9.50E-005</text:p>
          </table:table-cell>
          <table:table-cell table:formula="of:=ABS([.D8]/[.B8])" office:value-type="float" office:value="0.018788573107323" calcext:value-type="float">
            <text:p>0.0187885731</text:p>
          </table:table-cell>
          <table:table-cell table:formula="of:=ABS(([.D8]-[.C8])/[.C8])" office:value-type="float" office:value="0.0130236690139174" calcext:value-type="float">
            <text:p>0.01302366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F07</text:p>
          </table:table-cell>
          <table:table-cell office:value-type="float" office:value="0.0050158068195216" calcext:value-type="float">
            <text:p>0.0050158068</text:p>
          </table:table-cell>
          <table:table-cell table:formula="of:=[.B11]-[.B9]" office:value-type="float" office:value="-0.0000552559053965578" calcext:value-type="float">
            <text:p>-5.52559053965578E-005</text:p>
          </table:table-cell>
          <table:table-cell office:value-type="float" office:value="-0.0000556006377409584" calcext:value-type="float">
            <text:p>-5.56E-005</text:p>
          </table:table-cell>
          <table:table-cell table:formula="of:=ABS([.D9]/[.B9])" office:value-type="float" office:value="0.0110850835651325" calcext:value-type="float">
            <text:p>0.0110850836</text:p>
          </table:table-cell>
          <table:table-cell table:formula="of:=ABS(([.D9]-[.C9])/[.C9])" office:value-type="float" office:value="0.00623883260850694" calcext:value-type="float">
            <text:p>0.006238832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MF08</text:p>
          </table:table-cell>
          <table:table-cell office:value-type="float" office:value="0.00497884587847686" calcext:value-type="float">
            <text:p>0.0049788459</text:p>
          </table:table-cell>
          <table:table-cell table:formula="of:=[.B11]-[.B10]" office:value-type="float" office:value="-0.0000182949643518235" calcext:value-type="float">
            <text:p>-0.000018295</text:p>
          </table:table-cell>
          <table:table-cell office:value-type="float" office:value="-0.0000183078566169314" calcext:value-type="float">
            <text:p>-1.83E-005</text:p>
          </table:table-cell>
          <table:table-cell table:formula="of:=ABS([.D10]/[.B10])" office:value-type="float" office:value="0.00367712860847426" calcext:value-type="float">
            <text:p>0.0036771286</text:p>
          </table:table-cell>
          <table:table-cell table:formula="of:=ABS(([.D10]-[.C10])/[.C10])" office:value-type="float" office:value="0.000704689271866403" calcext:value-type="float">
            <text:p>0.000704689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0496055091412504" calcext:value-type="float">
            <text:p>0.0049605509</text:p>
          </table:table-cell>
          <table:table-cell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 style:data-style-name="N2" text:time-value="13:37:37.670587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46:51.438006392</meta:creation-date>
    <dc:date>2015-03-05T16:01:02.108579079</dc:date>
    <meta:editing-duration>P0D</meta:editing-duration>
    <meta:editing-cycles>3</meta:editing-cycles>
    <meta:generator>LibreOffice/4.2.7.2$Linux_X86_64 LibreOffice_project/420m0$Build-2</meta:generator>
    <meta:document-statistic meta:table-count="1" meta:cell-count="71" meta:object-count="0"/>
  </office:meta>
</office:document-meta>
</file>